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BM Plex Mono" svg:font-family="'IBM Plex Mono'" style:font-adornments="Regular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757575" draw:opacity="100%" draw:textarea-horizontal-align="justify" draw:textarea-vertical-align="middle" draw:auto-grow-height="false" fo:min-height="13.15cm" fo:min-width="24.05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svg:stroke-linecap="round" draw:fill="solid" draw:fill-color="#616161" draw:textarea-horizontal-align="left" draw:auto-grow-height="true" draw:auto-grow-width="false" fo:min-height="0.712cm" fo:min-width="0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7cb342" draw:textarea-horizontal-align="center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ot" svg:stroke-color="#212121" draw:stroke-linejoin="round" draw:fill="solid" draw:fill-color="#9fa8da" draw:textarea-horizontal-align="center" draw:textarea-vertical-align="middle" draw:auto-grow-height="true" fo:min-height="0cm" fo:min-width="0cm" fo:wrap-option="no-wrap" draw:shadow="hidden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b71c1c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b71c1c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1b5e2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1cm" svg:stroke-color="#1b5e20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solid" draw:stroke-dash="Long_20_Dash" svg:stroke-width="0.1cm" svg:stroke-color="#1b5e20" draw:marker-start-width="0.35cm" draw:marker-end="Concav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solid" draw:stroke-dash="Dot" svg:stroke-width="0cm" svg:stroke-color="#212121" draw:marker-start-width="0.2cm" draw:marker-end-width="0.2cm" draw:stroke-linejoin="round" draw:fill="solid" draw:fill-color="#9fa8da" draw:textarea-horizontal-align="justify" draw:textarea-vertical-align="middle" draw:auto-grow-height="true" fo:min-height="0cm" fo:min-width="0cm" fo:padding-top="0.125cm" fo:padding-bottom="0.125cm" fo:padding-left="0.25cm" fo:padding-right="0.25cm" fo:wrap-option="no-wrap" draw:shadow="hidden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4dd0e1" draw:textarea-horizontal-align="justify" draw:textarea-vertical-align="middle" draw:auto-grow-height="false" fo:min-height="1.518cm" fo:min-width="1.478cm" draw:shadow="hidden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draw:stroke-dash="Long_20_Dash" svg:stroke-width="0.1cm" svg:stroke-color="#000000" draw:marker-start-width="0.35cm" draw:marker-end="Concav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757575" draw:opacity="100%"/>
      <style:paragraph-properties fo:text-align="center" style:writing-mode="lr-tb"/>
    </style:style>
    <style:style style:name="P2" style:family="paragraph">
      <loext:graphic-properties draw:fill="solid" draw:fill-color="#616161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59d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6" style:family="paragraph">
      <loext:graphic-properties draw:fill="solid" draw:fill-color="#7cb34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P7" style:family="paragraph">
      <style:paragraph-properties fo:text-align="center"/>
      <style:text-properties style:font-name="IBM Plex Mono" fo:font-size="12pt" fo:font-style="normal" fo:font-weight="normal"/>
    </style:style>
    <style:style style:name="P8" style:family="paragraph">
      <loext:graphic-properties draw:fill="solid" draw:fill-color="#9fa8da"/>
      <style:paragraph-properties fo:text-align="center" style:writing-mode="lr-tb"/>
      <style:text-properties style:font-name="IBM Plex Mono" fo:font-size="12pt" fo:font-style="normal" fo:font-weight="normal"/>
    </style:style>
    <style:style style:name="P9" style:family="paragraph">
      <loext:graphic-properties draw:fill="solid" draw:fill-color="#424242"/>
      <style:paragraph-properties fo:text-align="center"/>
    </style:style>
    <style:style style:name="P10" style:family="paragraph">
      <style:paragraph-properties fo:text-align="center"/>
      <style:text-properties style:font-name="IBM Plex Mono" fo:font-size="12pt"/>
    </style:style>
    <style:style style:name="P11" style:family="paragraph">
      <loext:graphic-properties draw:fill="solid" draw:fill-color="#9fa8da"/>
      <style:paragraph-properties fo:text-align="center" style:writing-mode="lr-tb"/>
      <style:text-properties style:font-name="IBM Plex Mono"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4dd0e1"/>
      <style:paragraph-properties fo:text-align="center" style:writing-mode="lr-tb"/>
    </style:style>
    <style:style style:name="P14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15" style:family="paragraph">
      <loext:graphic-properties draw:fill="solid" draw:fill-color="#fff59d"/>
      <style:paragraph-properties fo:margin-left="0cm" fo:margin-right="0cm" fo:margin-top="0.42cm" fo:margin-bottom="0.35cm" fo:line-height="100%" fo:text-align="center" fo:text-indent="0cm" style:writing-mode="lr-tb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style:font-name="Liberation Mono" fo:font-size="10pt" fo:font-style="normal" fo:font-weight="normal" style:font-name-asian="Liberation Mono" style:font-size-asian="10pt" style:font-name-complex="Liberation Mono" style:font-size-complex="10pt"/>
    </style:style>
    <style:style style:name="P17" style:family="paragraph">
      <loext:graphic-properties draw:fill="solid" draw:fill-color="#9fa8da"/>
      <style:paragraph-properties fo:text-align="start" style:writing-mode="lr-tb"/>
      <style:text-properties style:font-name="Liberation Mono" fo:font-size="10pt" fo:font-style="normal" fo:font-weight="normal" style:font-name-asian="Liberation Mono" style:font-size-asian="10pt" style:font-name-complex="Liberation Mono" style:font-size-complex="10p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style:font-name="IBM Plex Mono" fo:font-size="12pt" fo:font-style="normal" fo:font-weight="normal"/>
    </style:style>
    <style:style style:name="T4" style:family="text">
      <style:text-properties style:font-name="IBM Plex Mono" fo:font-size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IBM Plex Mono" fo:font-size="12pt" fo:font-style="normal" fo:font-weight="normal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draw:style-name="gr1">
          <draw:custom-shape draw:style-name="gr2" draw:text-style-name="P1" draw:layer="layout" svg:width="24.65cm" svg:height="13.5cm" svg:x="2.3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24.65cm" svg:height="1.062cm" svg:x="2.35cm" svg:y="2cm">
            <draw:text-box>
              <text:p>1) Create your Private CA (myRootCA)</text:p>
            </draw:text-box>
          </draw:frame>
          <draw:custom-shape draw:style-name="gr4" draw:text-style-name="P4" xml:id="id2" draw:id="id2" draw:layer="layout" svg:width="6.702cm" svg:height="0.962cm" svg:x="4.164cm" svg:y="5.733cm">
            <text:p text:style-name="P3">🔑 <text:span text:style-name="T1">Private key: myRootCA.ke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4" draw:id="id4" draw:layer="layout" svg:width="7.031cm" svg:height="0.962cm" svg:x="16.985cm" svg:y="5.733cm">
            <text:p text:style-name="P5"><text:span text:style-name="T2">✏️ </text:span><text:span text:style-name="T1">Configuration: myRootCA.conf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" draw:id="id5" draw:layer="layout" svg:width="7.337cm" svg:height="0.962cm" svg:x="10.859cm" svg:y="10.264cm">
            <text:p text:style-name="P3"><text:span text:style-name="T2">🔏 </text:span><text:span text:style-name="T1">Root Certificate: myRootCA.cr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xml:id="id1" draw:id="id1" draw:layer="layout" svg:width="10.234cm" svg:height="1.14cm" svg:x="9.41cm" svg:y="3.435cm">
            <text:p text:style-name="P7"><text:span text:style-name="T3">openssl genrsa -out myRootCA.key 409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onnector draw:style-name="gr8" draw:text-style-name="P9" draw:layer="layout" draw:type="curve" svg:x1="14.527cm" svg:y1="4.575cm" svg:x2="7.515cm" svg:y2="5.733cm" draw:start-shape="id1" draw:start-glue-point="2" draw:end-shape="id2" draw:end-glue-point="0" svg:d="M14527 4575c0 870-7012 291-7012 1158" svg:viewBox="0 0 7013 1159">
            <text:p/>
          </draw:connector>
          <draw:connector draw:style-name="gr9" draw:text-style-name="P9" draw:layer="layout" draw:type="curve" svg:x1="7.515cm" svg:y1="6.695cm" svg:x2="14.527cm" svg:y2="7.974cm" draw:start-shape="id2" draw:start-glue-point="2" draw:end-shape="id3" draw:end-glue-point="0" svg:d="M7515 6695c0 960 7012 321 7012 1279" svg:viewBox="0 0 7013 1280">
            <text:p/>
          </draw:connector>
          <draw:connector draw:style-name="gr10" draw:text-style-name="P9" draw:layer="layout" draw:type="curve" svg:x1="20.5cm" svg:y1="6.695cm" svg:x2="14.527cm" svg:y2="7.974cm" draw:start-shape="id4" draw:start-glue-point="2" draw:end-shape="id3" draw:end-glue-point="0" svg:d="M20500 6695c0 960-5973 321-5973 1279" svg:viewBox="0 0 5974 1280">
            <text:p/>
          </draw:connector>
          <draw:connector draw:style-name="gr11" draw:text-style-name="P9" draw:layer="layout" draw:type="curve" svg:x1="14.527cm" svg:y1="9.114cm" svg:x2="14.527cm" svg:y2="10.264cm" draw:start-shape="id3" draw:start-glue-point="2" draw:end-shape="id5" draw:end-glue-point="0" svg:d="M14527 9114v1150" svg:viewBox="0 0 1 1151">
            <text:p/>
          </draw:connector>
          <draw:connector draw:style-name="gr12" draw:text-style-name="P9" draw:layer="layout" draw:type="curve" svg:x1="18.196cm" svg:y1="10.745cm" svg:x2="24.302cm" svg:y2="16.2cm" draw:start-shape="id5" draw:start-glue-point="1" draw:end-shape="id6" draw:end-glue-point="4" svg:d="M18196 10745c3053 0 6106 2728 6106 5455" svg:viewBox="0 0 6107 5456">
            <text:p/>
          </draw:connector>
          <draw:connector draw:style-name="gr10" draw:text-style-name="P9" draw:layer="layout" draw:type="curve" svg:x1="14.527cm" svg:y1="11.226cm" svg:x2="14.544cm" svg:y2="12.661cm" draw:start-shape="id5" draw:start-glue-point="2" draw:end-shape="id7" draw:end-glue-point="0" svg:d="M14527 11226c0 1077 17 360 17 1435" svg:viewBox="0 0 18 1436">
            <text:p/>
          </draw:connector>
          <draw:connector draw:style-name="gr9" draw:text-style-name="P9" draw:layer="layout" draw:type="curve" svg:x1="7.515cm" svg:y1="6.695cm" svg:x2="7.561cm" svg:y2="15.951cm" draw:start-shape="id2" draw:start-glue-point="2" svg:d="M7515 6695c0 7318 46 2691 46 9256" svg:viewBox="0 0 47 9257">
            <text:p/>
          </draw:connector>
          <draw:custom-shape draw:style-name="gr13" draw:text-style-name="P11" xml:id="id3" draw:id="id3" draw:layer="layout" svg:width="23.95cm" svg:height="1.14cm" svg:x="2.552cm" svg:y="7.974cm">
            <text:p text:style-name="P10"><text:span text:style-name="T4">openssl req -x509 -new -key myRootCA.key -config myRootCA.conf -days 3650 -out myRootCA.crt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4" draw:text-style-name="P13" xml:id="id6" draw:id="id6" draw:layer="layout" svg:width="2.796cm" svg:height="2.5cm" svg:x="22.904cm" svg:y="16.2cm">
            <text:p text:style-name="P12">WE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9" draw:layer="layout" draw:type="curve" svg:x1="14.544cm" svg:y1="13.801cm" svg:x2="15.943cm" svg:y2="14.772cm" draw:start-shape="id7" draw:start-glue-point="2" draw:end-shape="id8" draw:end-glue-point="3" svg:d="M14544 13801c0 648 466 971 1399 971" svg:viewBox="0 0 1400 972">
            <text:p/>
          </draw:connector>
          <draw:custom-shape draw:style-name="gr16" draw:text-style-name="P15" xml:id="id8" draw:id="id8" draw:layer="layout" svg:width="5.027cm" svg:height="0.645cm" svg:x="15.943cm" svg:y="14.45cm">
            <text:p text:style-name="P14"><text:span text:style-name="T5"><text:s/>🫆︎ <text:s/>Thumbprint / Fingerprint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9" draw:layer="layout" draw:type="curve" svg:x1="20.97cm" svg:y1="14.772cm" svg:x2="24.302cm" svg:y2="16.2cm" draw:start-shape="id8" draw:start-glue-point="1" draw:end-shape="id6" draw:end-glue-point="4" svg:d="M20970 14772c1666 0 3332 714 3332 1428" svg:viewBox="0 0 3333 1429">
            <text:p/>
          </draw:connector>
          <draw:connector draw:style-name="gr10" draw:text-style-name="P9" draw:layer="layout" draw:type="curve" draw:line-skew="-1.464cm" svg:x1="14.527cm" svg:y1="11.226cm" svg:x2="9.897cm" svg:y2="15.951cm" draw:start-shape="id5" draw:start-glue-point="2" svg:d="M14527 11226c0 1723-4630-639-4630 4725" svg:viewBox="0 0 4631 4726">
            <text:p/>
          </draw:connector>
          <draw:custom-shape draw:style-name="gr7" draw:text-style-name="P17" xml:id="id7" draw:id="id7" draw:layer="layout" svg:width="13.536cm" svg:height="1.14cm" svg:x="7.776cm" svg:y="12.661cm">
            <text:p text:style-name="P16"><text:span text:style-name="T6">openssl x509 -in myRootCA.crt -noout -fingerprint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BM Plex Mono" svg:font-family="'IBM Plex Mono'" style:font-adornments="Regular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oncave" svg:viewBox="0 0 1131 1580" svg:d="M1013 1491l118 89-567-1580-564 1580 114-85 136-68 148-46 161-17 161 13 153 46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8T19:05:19.187544600</meta:creation-date>
    <dc:date>2025-10-15T18:51:27.513997100</dc:date>
    <meta:editing-duration>PT2H32M28S</meta:editing-duration>
    <meta:editing-cycles>37</meta:editing-cycles>
    <meta:generator>LibreOffice/25.2.5.2$Windows_X86_64 LibreOffice_project/03d19516eb2e1dd5d4ccd751a0d6f35f35e08022</meta:generator>
    <meta:document-statistic meta:object-count="21"/>
  </office:meta>
</office:document-meta>
</file>